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Header">
      <style:text-properties officeooo:paragraph-rsid="0027d293"/>
    </style:style>
    <style:style style:name="P5" style:family="paragraph" style:parent-style-name="Heading_20_1">
      <style:text-properties fo:language="de" fo:country="DE"/>
    </style:style>
    <style:style style:name="P6" style:family="paragraph" style:parent-style-name="Standard">
      <style:text-properties fo:language="de" fo:country="DE" officeooo:paragraph-rsid="001f4e9b" fo:background-color="transparent"/>
    </style:style>
    <style:style style:name="P7" style:family="paragraph" style:parent-style-name="Standard">
      <style:text-properties fo:language="de" fo:country="DE" officeooo:paragraph-rsid="0026127e"/>
    </style:style>
    <style:style style:name="P8" style:family="paragraph" style:parent-style-name="Standard">
      <loext:graphic-properties draw:fill="solid" draw:fill-color="#1e1f22"/>
      <style:paragraph-properties fo:background-color="#1e1f22" fo:padding="0in" fo:border="none" style:shadow="none"/>
      <style:text-properties fo:language="de" fo:country="DE" officeooo:paragraph-rsid="0026127e"/>
    </style:style>
    <style:style style:name="P9" style:family="paragraph" style:parent-style-name="Standard">
      <loext:graphic-properties draw:fill="solid" draw:fill-color="#1e1f22"/>
      <style:paragraph-properties fo:background-color="#1e1f22" fo:padding="0in" fo:border="none" style:shadow="none"/>
      <style:text-properties fo:language="zxx" fo:country="none" officeooo:paragraph-rsid="001f4e9b" fo:background-color="transparent" style:language-asian="zxx" style:country-asian="none" style:language-complex="zxx" style:country-complex="none"/>
    </style:style>
    <style:style style:name="P10" style:family="paragraph" style:parent-style-name="Standard">
      <style:text-properties fo:language="zxx" fo:country="none" officeooo:paragraph-rsid="001f4e9b" fo:background-color="transparent" style:language-asian="zxx" style:country-asian="none" style:language-complex="zxx" style:country-complex="none"/>
    </style:style>
    <style:style style:name="P11" style:family="paragraph" style:parent-style-name="Text_20_body">
      <style:text-properties fo:language="de" fo:country="DE" officeooo:paragraph-rsid="001f4e9b" fo:background-color="transparent"/>
    </style:style>
    <style:style style:name="P12" style:family="paragraph" style:parent-style-name="Text_20_body">
      <style:text-properties fo:language="de" fo:country="DE" officeooo:rsid="0027ff1c" officeooo:paragraph-rsid="0027ff1c" fo:background-color="transparent"/>
    </style:style>
    <style:style style:name="P13" style:family="paragraph" style:parent-style-name="Text_20_body">
      <style:text-properties fo:language="de" fo:country="DE" officeooo:paragraph-rsid="0026127e"/>
    </style:style>
    <style:style style:name="P14" style:family="paragraph" style:parent-style-name="Text_20_body">
      <style:text-properties fo:language="de" fo:country="DE" officeooo:rsid="002781a8" officeooo:paragraph-rsid="002781a8"/>
    </style:style>
    <style:style style:name="T1" style:family="text">
      <style:text-properties officeooo:rsid="001fbed0"/>
    </style:style>
    <style:style style:name="T2" style:family="text">
      <style:text-properties officeooo:rsid="00250e2d"/>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c77dbb" loext:opacity="100%" style:font-name="JetBrains Mono" fo:font-size="10pt" fo:font-style="italic" fo:font-weight="normal" style:font-size-asian="10pt" style:font-style-asian="italic" style:font-weight-asian="normal"/>
    </style:style>
    <style:style style:name="T5" style:family="text">
      <style:text-properties officeooo:rsid="0026127e"/>
    </style:style>
    <style:style style:name="T6" style:family="text">
      <style:text-properties officeooo:rsid="002781a8"/>
    </style:style>
    <style:style style:name="T7" style:family="text">
      <style:text-properties fo:color="#cf8e6d" loext:opacity="100%" style:font-name="JetBrains Mono" fo:font-size="10pt" fo:font-style="normal" fo:font-weight="normal" style:font-size-asian="10pt" style:font-style-asian="normal" style:font-weight-asian="normal"/>
    </style:style>
    <style:style style:name="T8" style:family="text">
      <style:text-properties fo:color="#b200b2" loext:opacity="100%" style:font-name="JetBrains Mono" fo:font-size="10pt" fo:font-style="normal" fo:font-weight="normal" style:font-size-asian="10pt" style:font-style-asian="normal" style:font-weight-asian="normal"/>
    </style:style>
    <style:style style:name="T9" style:family="text">
      <style:text-properties fo:color="#94558d" loext:opacity="100%" style:font-name="JetBrains Mono" fo:font-size="10pt" fo:font-style="normal" fo:font-weight="normal" style:font-size-asian="10pt" style:font-style-asian="normal" style:font-weight-asian="normal"/>
    </style:style>
    <style:style style:name="T10" style:family="text">
      <style:text-properties fo:color="#8888c6"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13" style:family="text">
      <style:text-properties fo:color="#56a8f5" loext:opacity="100%" style:font-name="JetBrains Mono" fo:font-size="10pt" fo:font-style="normal" fo:font-weight="normal" style:font-size-asian="10pt" style:font-style-asian="normal" style:font-weight-asian="normal"/>
    </style:style>
    <style:style style:name="T14" style:family="text">
      <style:text-properties fo:color="#2aacb8" loext:opacity="100%" style:font-name="JetBrains Mono" fo:font-size="10pt" fo:font-style="normal" fo:font-weight="normal" style:font-size-asian="10pt" style:font-style-asian="normal" style:font-weight-asian="normal"/>
    </style:style>
    <style:style style:name="T15" style:family="text">
      <style:text-properties fo:color="#aa4926" loext:opacity="100%" style:font-name="JetBrains Mono" fo:font-size="10pt" fo:font-style="normal" fo:font-weight="normal" style:font-size-asian="10pt" style:font-style-asian="normal" style:font-weight-asian="normal"/>
    </style:style>
    <style:style style:name="T16" style:family="text">
      <style:text-properties officeooo:rsid="0027d293"/>
    </style:style>
    <style:style style:name="T17" style:family="text">
      <style:text-properties fo:background-color="transparent" loext:char-shading-value="0"/>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text:span text:style-name="T2">4</text:span>: <text:span text:style-name="T2">Nandu</text:span><text:reference-mark-end text:name="Aufgabe"/></text:p>
      <text:p text:style-name="P1"><text:span text:style-name="T2">Team</text:span>-ID: <text:span text:style-name="T2">00879</text:span></text:p>
      <text:p text:style-name="P1">Bearbeiter/-in dieser Aufgabe:<text:line-break/><text:span text:style-name="T2">Karl Zschiebsch</text:span></text:p>
      <text:p text:style-name="P1"><text:date style:data-style-name="N46" text:date-value="2023-11-12T12:06:25.145070729"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h text:style-name="P5" text:outline-level="1" text:is-list-header="true"><text:bookmark-start text:name="__RefHeading___Toc2232_4178761632"/>Lösungsidee<text:bookmark-end text:name="__RefHeading___Toc2232_4178761632"/></text:h>
      <text:p text:style-name="P12">Das Licht wird von den Taschenlampen über die Bausteine zu der Ausgabe durchgegeben. Hierbei wird jeder Baustein als Blöcke betrachtet. Die Blöcke sind jeweils mit einem anderen Block verknüpft. Die Taschenlampen werden auf als Eingabe betrachtet, während die letzte Reihe als Ausgabe betrachtet wird. Es werden alle Permutationen berechnet, die alle möglichen Zustände für die Eingabereihe darstellen. Für jede Permutation wird die Eingabereihe dementsprechend gesetzt. Von der Eingabereihe ausgehend wird für jeden Block bestimmt, ob er Licht zur nächsten Reihe weitergibt oder nicht. Falls er Licht weitergibt, wird ein Wert für den Sensor des Blockes in der darunter liegenden Reihe entsprechend gesetzt. Dieses Vorgehen wird wiederholt, bis die letzte Ausgabereihe erreicht ist. Alle Zustände der Eingabe und Ausgabequellen wird ausgelesen. Danach werden die Zustände des Feldes zurückgesetzt. Dieses Verfahren wird für alle Permutationen wiederholt.</text:p>
      <text:h text:style-name="P5" text:outline-level="1"><text:bookmark-start text:name="__RefHeading___Toc2234_4178761632"/>Umsetzung<text:bookmark-end text:name="__RefHeading___Toc2234_4178761632"/></text:h>
      <text:p text:style-name="P11"/>
      <text:h text:style-name="P5" text:outline-level="1"><text:bookmark-start text:name="__RefHeading___Toc2236_4178761632"/>Beispiele<text:bookmark-end text:name="__RefHeading___Toc2236_4178761632"/></text:h>
      <text:p text:style-name="P13"><text:span text:style-name="T5">Dies sind die Lösungen zu den ersten drei Beispielen der Website. </text:span><text:span text:style-name="T6">Nandu0.txt ist einfach nur das Beispiel aus dem Aufgabenblatt, Abbildung Links.</text:span></text:p>
      <text:p text:style-name="P8"><text:span text:style-name="T4">nandu0.txt</text:span><text:line-break/><text:span text:style-name="T3">Q1 <text:s text:c="2"/>Q2 <text:s text:c="2"/>| <text:s text:c="2"/>L1 <text:s text:c="2"/>L2</text:span><text:line-break/><text:span text:style-name="T3">----------+-------------</text:span><text:line-break/><text:span text:style-name="T4">0 <text:s text:c="3"/>0</text:span><text:span text:style-name="T3"> <text:s text:c="3"/>| <text:s text:c="2"/></text:span><text:span text:style-name="T4">0 <text:s text:c="3"/>0</text:span><text:line-break/><text:span text:style-name="T4">1 <text:s text:c="3"/>0</text:span><text:span text:style-name="T3"> <text:s text:c="3"/>| <text:s text:c="2"/></text:span><text:span text:style-name="T4">0 <text:s text:c="3"/>0</text:span><text:line-break/><text:soft-page-break/><text:span text:style-name="T4">1 <text:s text:c="3"/>1</text:span><text:span text:style-name="T3"> <text:s text:c="3"/>| <text:s text:c="2"/></text:span><text:span text:style-name="T4">1 <text:s text:c="3"/>1</text:span><text:line-break/><text:span text:style-name="T4">0 <text:s text:c="3"/>1</text:span><text:span text:style-name="T3"> <text:s text:c="3"/>| <text:s text:c="2"/></text:span><text:span text:style-name="T4">0 <text:s text:c="3"/>0</text:span><text:line-break/><text:line-break/><text:span text:style-name="T4">nandu1.txt</text:span><text:line-break/><text:span text:style-name="T3">Q1 <text:s text:c="2"/>Q2 <text:s text:c="2"/>| <text:s text:c="2"/>L1 <text:s text:c="2"/>L2</text:span><text:line-break/><text:span text:style-name="T3">----------+-------------</text:span><text:line-break/><text:span text:style-name="T4">0 <text:s text:c="3"/>0</text:span><text:span text:style-name="T3"> <text:s text:c="3"/>| <text:s text:c="2"/></text:span><text:span text:style-name="T4">1 <text:s text:c="3"/>1</text:span><text:line-break/><text:span text:style-name="T4">1 <text:s text:c="3"/>0</text:span><text:span text:style-name="T3"> <text:s text:c="3"/>| <text:s text:c="2"/></text:span><text:span text:style-name="T4">1 <text:s text:c="3"/>1</text:span><text:line-break/><text:span text:style-name="T4">1 <text:s text:c="3"/>1</text:span><text:span text:style-name="T3"> <text:s text:c="3"/>| <text:s text:c="2"/></text:span><text:span text:style-name="T4">0 <text:s text:c="3"/>0</text:span><text:line-break/><text:span text:style-name="T4">0 <text:s text:c="3"/>1</text:span><text:span text:style-name="T3"> <text:s text:c="3"/>| <text:s text:c="2"/></text:span><text:span text:style-name="T4">1 <text:s text:c="3"/>1</text:span><text:line-break/><text:line-break/><text:span text:style-name="T4">nandu2.txt</text:span><text:line-break/><text:span text:style-name="T3">Q1 <text:s text:c="2"/>Q2 <text:s text:c="2"/>| <text:s text:c="2"/>L1 <text:s text:c="2"/>L2</text:span><text:line-break/><text:span text:style-name="T3">----------+-------------</text:span><text:line-break/><text:span text:style-name="T4">0 <text:s text:c="3"/>0</text:span><text:span text:style-name="T3"> <text:s text:c="3"/>| <text:s text:c="2"/></text:span><text:span text:style-name="T4">0 <text:s text:c="3"/>1</text:span><text:line-break/><text:span text:style-name="T4">0 <text:s text:c="3"/>1</text:span><text:span text:style-name="T3"> <text:s text:c="3"/>| <text:s text:c="2"/></text:span><text:span text:style-name="T4">0 <text:s text:c="3"/>1</text:span><text:line-break/><text:span text:style-name="T4">1 <text:s text:c="3"/>0</text:span><text:span text:style-name="T3"> <text:s text:c="3"/>| <text:s text:c="2"/></text:span><text:span text:style-name="T4">0 <text:s text:c="3"/>1</text:span><text:line-break/><text:span text:style-name="T4">1 <text:s text:c="3"/>1</text:span><text:span text:style-name="T3"> <text:s text:c="3"/>| <text:s text:c="2"/></text:span><text:span text:style-name="T4">1 <text:s text:c="3"/>0</text:span><text:line-break/><text:line-break/><text:span text:style-name="T4">nandu3.txt</text:span><text:line-break/><text:span text:style-name="T3">Q1 <text:s text:c="2"/>Q2 <text:s text:c="2"/>Q3 <text:s text:c="2"/>| <text:s text:c="2"/>L1 <text:s text:c="2"/>L2 <text:s text:c="2"/>L3 <text:s text:c="2"/>L4</text:span><text:line-break/><text:span text:style-name="T3">---------------+-----------------------</text:span><text:line-break/><text:span text:style-name="T4">0 <text:s text:c="3"/>0 <text:s text:c="3"/>0</text:span><text:span text:style-name="T3"> <text:s text:c="3"/>| <text:s text:c="2"/></text:span><text:span text:style-name="T4">1 <text:s text:c="3"/>0 <text:s text:c="3"/>0 <text:s text:c="3"/>1</text:span><text:line-break/><text:span text:style-name="T4">0 <text:s text:c="3"/>0 <text:s text:c="3"/>1</text:span><text:span text:style-name="T3"> <text:s text:c="3"/>| <text:s text:c="2"/></text:span><text:span text:style-name="T4">1 <text:s text:c="3"/>0 <text:s text:c="3"/>0 <text:s text:c="3"/>0</text:span><text:line-break/><text:span text:style-name="T4">0 <text:s text:c="3"/>1 <text:s text:c="3"/>0</text:span><text:span text:style-name="T3"> <text:s text:c="3"/>| <text:s text:c="2"/></text:span><text:span text:style-name="T4">1 <text:s text:c="3"/>0 <text:s text:c="3"/>1 <text:s text:c="3"/>1</text:span><text:line-break/><text:span text:style-name="T4">0 <text:s text:c="3"/>1 <text:s text:c="3"/>1</text:span><text:span text:style-name="T3"> <text:s text:c="3"/>| <text:s text:c="2"/></text:span><text:span text:style-name="T4">1 <text:s text:c="3"/>0 <text:s text:c="3"/>1 <text:s text:c="3"/>0</text:span><text:line-break/><text:span text:style-name="T4">1 <text:s text:c="3"/>0 <text:s text:c="3"/>0</text:span><text:span text:style-name="T3"> <text:s text:c="3"/>| <text:s text:c="2"/></text:span><text:span text:style-name="T4">0 <text:s text:c="3"/>1 <text:s text:c="3"/>0 <text:s text:c="3"/>1</text:span><text:line-break/><text:span text:style-name="T4">1 <text:s text:c="3"/>0 <text:s text:c="3"/>1</text:span><text:span text:style-name="T3"> <text:s text:c="3"/>| <text:s text:c="2"/></text:span><text:span text:style-name="T4">0 <text:s text:c="3"/>1 <text:s text:c="3"/>0 <text:s text:c="3"/>0</text:span><text:line-break/><text:span text:style-name="T4">1 <text:s text:c="3"/>1 <text:s text:c="3"/>0</text:span><text:span text:style-name="T3"> <text:s text:c="3"/>| <text:s text:c="2"/></text:span><text:span text:style-name="T4">0 <text:s text:c="3"/>1 <text:s text:c="3"/>1 <text:s text:c="3"/>1</text:span><text:line-break/><text:span text:style-name="T4">1 <text:s text:c="3"/>1 <text:s text:c="3"/>1</text:span><text:span text:style-name="T3"> <text:s text:c="3"/>| <text:s text:c="2"/></text:span><text:span text:style-name="T4">0 <text:s text:c="3"/>1 <text:s text:c="3"/>1 <text:s text:c="3"/>0</text:span><text:line-break/></text:p>
      <text:p text:style-name="P7"/>
      <text:p text:style-name="P6"/>
      <text:h text:style-name="P5" text:outline-level="1"><text:bookmark-start text:name="__RefHeading___Toc2238_4178761632"/>Quellcode<text:bookmark-end text:name="__RefHeading___Toc2238_4178761632"/></text:h>
      <text:p text:style-name="P14">Dies ist der Quellcode, geschrieben in Python. Es wird itertools importiert, um alle Permutationen der Zustände der Taschenlampen zu berechnen.</text:p>
      <text:p text:style-name="P9"><text:span text:style-name="T7">import </text:span><text:span text:style-name="T3">itertools</text:span><text:line-break/><text:line-break/><text:line-break/><text:span text:style-name="T7">class </text:span><text:span text:style-name="T3">Position:</text:span><text:line-break/><text:span text:style-name="T3"> <text:s text:c="3"/></text:span><text:span text:style-name="T7">def </text:span><text:span text:style-name="T8">__init__</text:span><text:span text:style-name="T3">(</text:span><text:span text:style-name="T9">self</text:span><text:span text:style-name="T3">, x: </text:span><text:span text:style-name="T10">int</text:span><text:span text:style-name="T3">, y: </text:span><text:span text:style-name="T10">int</text:span><text:span text:style-name="T3">):</text:span><text:line-break/><text:span text:style-name="T3"> <text:s text:c="7"/></text:span><text:span text:style-name="T9">self</text:span><text:span text:style-name="T3">.x = x</text:span><text:line-break/><text:span text:style-name="T3"> <text:s text:c="7"/></text:span><text:span text:style-name="T9">self</text:span><text:span text:style-name="T3">.y = y</text:span><text:line-break/><text:line-break/><text:span text:style-name="T3"> <text:s text:c="3"/></text:span><text:span text:style-name="T7">def </text:span><text:span text:style-name="T8">__add__</text:span><text:span text:style-name="T3">(</text:span><text:span text:style-name="T9">self</text:span><text:span text:style-name="T3">, other) -&gt; </text:span><text:span text:style-name="T11">'</text:span><text:span text:style-name="T12">Position</text:span><text:span text:style-name="T11">'</text:span><text:span text:style-name="T3">:</text:span><text:line-break/><text:span text:style-name="T3"> <text:s text:c="7"/></text:span><text:span text:style-name="T7">return </text:span><text:span text:style-name="T3">Position(</text:span><text:span text:style-name="T9">self</text:span><text:span text:style-name="T3">.x + other.x, </text:span><text:span text:style-name="T9">self</text:span><text:span text:style-name="T3">.y + other.y)</text:span><text:line-break/><text:line-break/><text:line-break/><text:span text:style-name="T7">class </text:span><text:span text:style-name="T3">Environment:</text:span><text:line-break/><text:span text:style-name="T3"> <text:s text:c="3"/></text:span><text:span text:style-name="T7">def </text:span><text:span text:style-name="T8">__init__</text:span><text:span text:style-name="T3">(</text:span><text:span text:style-name="T9">self</text:span><text:span text:style-name="T3">, path: </text:span><text:span text:style-name="T10">str</text:span><text:span text:style-name="T3">):</text:span><text:line-break/><text:span text:style-name="T3"> <text:s text:c="7"/></text:span><text:span text:style-name="T9">self</text:span><text:span text:style-name="T3">.fields: </text:span><text:span text:style-name="T10">list</text:span><text:span text:style-name="T3">[</text:span><text:span text:style-name="T10">list</text:span><text:span text:style-name="T3">[</text:span><text:span text:style-name="T11">'</text:span><text:span text:style-name="T12">Block</text:span><text:span text:style-name="T11">'</text:span><text:span text:style-name="T3">]] = []</text:span><text:line-break/><text:soft-page-break/><text:span text:style-name="T3"> <text:s text:c="7"/></text:span><text:span text:style-name="T9">self</text:span><text:span text:style-name="T3">.sources = []</text:span><text:line-break/><text:span text:style-name="T3"> <text:s text:c="7"/></text:span><text:span text:style-name="T9">self</text:span><text:span text:style-name="T3">.results = []</text:span><text:line-break/><text:span text:style-name="T3"> <text:s text:c="7"/></text:span><text:span text:style-name="T7">with </text:span><text:span text:style-name="T10">open</text:span><text:span text:style-name="T3">(path, </text:span><text:span text:style-name="T11">'r'</text:span><text:span text:style-name="T3">) </text:span><text:span text:style-name="T7">as </text:span><text:span text:style-name="T3">reader:</text:span><text:line-break/><text:span text:style-name="T3"> <text:s text:c="11"/></text:span><text:span text:style-name="T9">self</text:span><text:span text:style-name="T3">.n, </text:span><text:span text:style-name="T9">self</text:span><text:span text:style-name="T3">.m = [</text:span><text:span text:style-name="T10">int</text:span><text:span text:style-name="T3">(v) </text:span><text:span text:style-name="T7">for </text:span><text:span text:style-name="T3">v </text:span><text:span text:style-name="T7">in </text:span><text:span text:style-name="T3">reader.readline().replace(</text:span><text:span text:style-name="T11">'</text:span><text:span text:style-name="T7">\n</text:span><text:span text:style-name="T11">'</text:span><text:span text:style-name="T3">, </text:span><text:span text:style-name="T11">''</text:span><text:span text:style-name="T3">).split(</text:span><text:span text:style-name="T11">' '</text:span><text:span text:style-name="T3">)]</text:span><text:line-break/><text:span text:style-name="T3"> <text:s text:c="11"/></text:span><text:span text:style-name="T7">for </text:span><text:span text:style-name="T3">y </text:span><text:span text:style-name="T7">in </text:span><text:span text:style-name="T10">range</text:span><text:span text:style-name="T3">(</text:span><text:span text:style-name="T9">self</text:span><text:span text:style-name="T3">.m):</text:span><text:line-break/><text:span text:style-name="T3"> <text:s text:c="15"/></text:span><text:span text:style-name="T9">self</text:span><text:span text:style-name="T3">.fields.append([])</text:span><text:line-break/><text:span text:style-name="T3"> <text:s text:c="15"/>types = reader.readline().replace(</text:span><text:span text:style-name="T11">'</text:span><text:span text:style-name="T7">\n</text:span><text:span text:style-name="T11">'</text:span><text:span text:style-name="T3">, </text:span><text:span text:style-name="T11">''</text:span><text:span text:style-name="T3">).replace(</text:span><text:span text:style-name="T11">' <text:s/>'</text:span><text:span text:style-name="T3">, </text:span><text:span text:style-name="T11">' '</text:span><text:span text:style-name="T3">).split(</text:span><text:span text:style-name="T11">' '</text:span><text:span text:style-name="T3">)</text:span><text:line-break/><text:span text:style-name="T3"> <text:s text:c="15"/>last = </text:span><text:span text:style-name="T7">None</text:span><text:line-break/><text:span text:style-name="T7"> <text:s text:c="15"/>for </text:span><text:span text:style-name="T3">x </text:span><text:span text:style-name="T7">in </text:span><text:span text:style-name="T10">range</text:span><text:span text:style-name="T3">(</text:span><text:span text:style-name="T9">self</text:span><text:span text:style-name="T3">.n):</text:span><text:line-break/><text:span text:style-name="T3"> <text:s text:c="19"/>block = Block(</text:span><text:span text:style-name="T9">self</text:span><text:span text:style-name="T3">, Position(x, y), types[x].strip())</text:span><text:line-break/><text:span text:style-name="T3"> <text:s text:c="19"/></text:span><text:span text:style-name="T7">if </text:span><text:span text:style-name="T3">block.requires_connection():</text:span><text:line-break/><text:span text:style-name="T3"> <text:s text:c="23"/></text:span><text:span text:style-name="T7">if </text:span><text:span text:style-name="T3">last </text:span><text:span text:style-name="T7">is None</text:span><text:span text:style-name="T3">:</text:span><text:line-break/><text:span text:style-name="T3"> <text:s text:c="27"/>last = block</text:span><text:line-break/><text:span text:style-name="T3"> <text:s text:c="23"/></text:span><text:span text:style-name="T7">else</text:span><text:span text:style-name="T3">:</text:span><text:line-break/><text:span text:style-name="T3"> <text:s text:c="27"/>block.con = last</text:span><text:line-break/><text:span text:style-name="T3"> <text:s text:c="27"/>last.con = block</text:span><text:line-break/><text:span text:style-name="T3"> <text:s text:c="27"/>last = </text:span><text:span text:style-name="T7">None</text:span><text:line-break/><text:span text:style-name="T7"> <text:s text:c="19"/>elif </text:span><text:span text:style-name="T3">block.is_source():</text:span><text:line-break/><text:span text:style-name="T3"> <text:s text:c="23"/></text:span><text:span text:style-name="T9">self</text:span><text:span text:style-name="T3">.sources.append(block)</text:span><text:line-break/><text:span text:style-name="T3"> <text:s text:c="19"/></text:span><text:span text:style-name="T7">elif </text:span><text:span text:style-name="T3">block.is_result():</text:span><text:line-break/><text:span text:style-name="T3"> <text:s text:c="23"/></text:span><text:span text:style-name="T9">self</text:span><text:span text:style-name="T3">.results.append(block)</text:span><text:line-break/><text:span text:style-name="T3"> <text:s text:c="19"/></text:span><text:span text:style-name="T9">self</text:span><text:span text:style-name="T3">.fields[y].append(block)</text:span><text:line-break/><text:line-break/><text:span text:style-name="T3"> <text:s text:c="3"/></text:span><text:span text:style-name="T7">def </text:span><text:span text:style-name="T13">deactivate_all</text:span><text:span text:style-name="T3">(</text:span><text:span text:style-name="T9">self</text:span><text:span text:style-name="T3">) -&gt; </text:span><text:span text:style-name="T7">None</text:span><text:span text:style-name="T3">:</text:span><text:line-break/><text:span text:style-name="T3"> <text:s text:c="7"/></text:span><text:span text:style-name="T7">for </text:span><text:span text:style-name="T3">array </text:span><text:span text:style-name="T7">in </text:span><text:span text:style-name="T9">self</text:span><text:span text:style-name="T3">.fields[</text:span><text:span text:style-name="T14">1</text:span><text:span text:style-name="T3">:]:</text:span><text:line-break/><text:span text:style-name="T3"> <text:s text:c="11"/></text:span><text:span text:style-name="T7">for </text:span><text:span text:style-name="T3">field </text:span><text:span text:style-name="T7">in </text:span><text:span text:style-name="T3">array:</text:span><text:line-break/><text:span text:style-name="T3"> <text:s text:c="15"/>field.activated = </text:span><text:span text:style-name="T7">False</text:span><text:line-break/><text:line-break/><text:span text:style-name="T7"> <text:s text:c="3"/>def </text:span><text:span text:style-name="T13">reactivate_all</text:span><text:span text:style-name="T3">(</text:span><text:span text:style-name="T9">self</text:span><text:span text:style-name="T3">) -&gt; </text:span><text:span text:style-name="T7">None</text:span><text:span text:style-name="T3">:</text:span><text:line-break/><text:span text:style-name="T3"> <text:s text:c="7"/></text:span><text:span text:style-name="T7">for </text:span><text:span text:style-name="T3">array </text:span><text:span text:style-name="T7">in </text:span><text:span text:style-name="T9">self</text:span><text:span text:style-name="T3">.fields[:-</text:span><text:span text:style-name="T14">1</text:span><text:span text:style-name="T3">]:</text:span><text:line-break/><text:span text:style-name="T3"> <text:s text:c="11"/></text:span><text:span text:style-name="T7">for </text:span><text:span text:style-name="T3">field </text:span><text:span text:style-name="T7">in </text:span><text:span text:style-name="T3">array:</text:span><text:line-break/><text:span text:style-name="T3"> <text:s text:c="15"/>field.process_activation()</text:span><text:line-break/><text:line-break/><text:span text:style-name="T3"> <text:s text:c="3"/></text:span><text:span text:style-name="T7">def </text:span><text:span text:style-name="T13">get_header</text:span><text:span text:style-name="T3">(</text:span><text:span text:style-name="T9">self</text:span><text:span text:style-name="T3">) -&gt; </text:span><text:span text:style-name="T10">str</text:span><text:span text:style-name="T3">:</text:span><text:line-break/><text:span text:style-name="T3"> <text:s text:c="7"/>build = </text:span><text:span text:style-name="T11">""</text:span><text:line-break/><text:span text:style-name="T11"> <text:s text:c="7"/></text:span><text:span text:style-name="T7">for </text:span><text:span text:style-name="T3">source </text:span><text:span text:style-name="T7">in </text:span><text:span text:style-name="T9">self</text:span><text:span text:style-name="T3">.sources:</text:span><text:line-break/><text:span text:style-name="T3"> <text:s text:c="11"/>build += </text:span><text:span text:style-name="T11">f"</text:span><text:span text:style-name="T7">{</text:span><text:span text:style-name="T3">source.type</text:span><text:span text:style-name="T7">:</text:span><text:span text:style-name="T11">&lt;5</text:span><text:span text:style-name="T7">}</text:span><text:span text:style-name="T11">"</text:span><text:line-break/><text:span text:style-name="T11"> <text:s text:c="7"/></text:span><text:span text:style-name="T3">build += </text:span><text:span text:style-name="T11">'| <text:s text:c="2"/>'</text:span><text:line-break/><text:span text:style-name="T11"> <text:s text:c="7"/></text:span><text:span text:style-name="T7">for </text:span><text:span text:style-name="T3">result </text:span><text:span text:style-name="T7">in </text:span><text:span text:style-name="T9">self</text:span><text:span text:style-name="T3">.results:</text:span><text:line-break/><text:span text:style-name="T3"> <text:s text:c="11"/>build += </text:span><text:span text:style-name="T11">f"</text:span><text:span text:style-name="T7">{</text:span><text:span text:style-name="T3">result.type</text:span><text:span text:style-name="T7">:</text:span><text:span text:style-name="T11">&lt;5</text:span><text:span text:style-name="T7">}</text:span><text:span text:style-name="T11">"</text:span><text:line-break/><text:span text:style-name="T11"> <text:s text:c="7"/></text:span><text:span text:style-name="T3">temp = build</text:span><text:line-break/><text:span text:style-name="T3"> <text:s text:c="7"/>build += </text:span><text:span text:style-name="T11">'</text:span><text:span text:style-name="T7">\n</text:span><text:span text:style-name="T11">'</text:span><text:line-break/><text:span text:style-name="T11"> <text:s text:c="7"/></text:span><text:span text:style-name="T7">for </text:span><text:span text:style-name="T3">char </text:span><text:span text:style-name="T7">in </text:span><text:span text:style-name="T3">temp:</text:span><text:line-break/><text:span text:style-name="T3"> <text:s text:c="11"/>build += </text:span><text:span text:style-name="T11">'+' </text:span><text:span text:style-name="T7">if </text:span><text:span text:style-name="T3">char == </text:span><text:span text:style-name="T11">'|' </text:span><text:span text:style-name="T7">else </text:span><text:span text:style-name="T11">'-'</text:span><text:line-break/><text:span text:style-name="T11"> <text:s text:c="7"/></text:span><text:span text:style-name="T7">return </text:span><text:span text:style-name="T3">build</text:span><text:line-break/><text:line-break/><text:span text:style-name="T3"> <text:s text:c="3"/></text:span><text:span text:style-name="T7">def </text:span><text:span text:style-name="T13">get_state</text:span><text:span text:style-name="T3">(</text:span><text:span text:style-name="T9">self</text:span><text:span text:style-name="T3">) -&gt; </text:span><text:span text:style-name="T10">str</text:span><text:span text:style-name="T3">:</text:span><text:line-break/><text:span text:style-name="T3"> <text:s text:c="7"/>build = </text:span><text:span text:style-name="T11">""</text:span><text:line-break/><text:span text:style-name="T11"> <text:s text:c="7"/></text:span><text:span text:style-name="T7">for </text:span><text:span text:style-name="T3">source </text:span><text:span text:style-name="T7">in </text:span><text:span text:style-name="T9">self</text:span><text:span text:style-name="T3">.sources:</text:span><text:line-break/><text:span text:style-name="T3"> <text:s text:c="11"/>build += </text:span><text:span text:style-name="T11">f"</text:span><text:span text:style-name="T7">{</text:span><text:span text:style-name="T3">source.activated</text:span><text:span text:style-name="T7">:</text:span><text:span text:style-name="T11">&lt;5</text:span><text:span text:style-name="T7">}</text:span><text:span text:style-name="T11">"</text:span><text:line-break/><text:span text:style-name="T11"> <text:s text:c="7"/></text:span><text:span text:style-name="T3">build += </text:span><text:span text:style-name="T11">'| <text:s text:c="2"/>'</text:span><text:line-break/><text:span text:style-name="T11"> <text:s text:c="7"/></text:span><text:span text:style-name="T7">for </text:span><text:span text:style-name="T3">result </text:span><text:span text:style-name="T7">in </text:span><text:span text:style-name="T9">self</text:span><text:span text:style-name="T3">.results:</text:span><text:line-break/><text:span text:style-name="T3"> <text:s text:c="11"/>build += </text:span><text:span text:style-name="T11">f"</text:span><text:span text:style-name="T7">{</text:span><text:span text:style-name="T3">result.activated</text:span><text:span text:style-name="T7">:</text:span><text:span text:style-name="T11">&lt;5</text:span><text:span text:style-name="T7">}</text:span><text:span text:style-name="T11">"</text:span><text:line-break/><text:span text:style-name="T11"> <text:s text:c="7"/></text:span><text:span text:style-name="T7">return </text:span><text:span text:style-name="T3">build</text:span><text:line-break/><text:line-break/><text:line-break/><text:soft-page-break/><text:span text:style-name="T7">def </text:span><text:span text:style-name="T13">white_activation</text:span><text:span text:style-name="T3">(white: </text:span><text:span text:style-name="T11">'</text:span><text:span text:style-name="T12">Block</text:span><text:span text:style-name="T11">'</text:span><text:span text:style-name="T3">) -&gt; </text:span><text:span text:style-name="T10">bool</text:span><text:span text:style-name="T3">:</text:span><text:line-break/><text:span text:style-name="T3"> <text:s text:c="3"/></text:span><text:span text:style-name="T7">return not </text:span><text:span text:style-name="T3">(white.is_activated() </text:span><text:span text:style-name="T7">and </text:span><text:span text:style-name="T3">white.con.is_activated())</text:span><text:line-break/><text:line-break/><text:line-break/><text:span text:style-name="T7">def </text:span><text:span text:style-name="T13">red_major_activation</text:span><text:span text:style-name="T3">(red_major: </text:span><text:span text:style-name="T11">'</text:span><text:span text:style-name="T12">Block</text:span><text:span text:style-name="T11">'</text:span><text:span text:style-name="T3">) -&gt; </text:span><text:span text:style-name="T10">bool</text:span><text:span text:style-name="T3">:</text:span><text:line-break/><text:span text:style-name="T3"> <text:s text:c="3"/></text:span><text:span text:style-name="T7">return not </text:span><text:span text:style-name="T3">red_major.is_activated()</text:span><text:line-break/><text:line-break/><text:line-break/><text:span text:style-name="T7">def </text:span><text:span text:style-name="T13">red_minor_activation</text:span><text:span text:style-name="T3">(red_minor: </text:span><text:span text:style-name="T11">'</text:span><text:span text:style-name="T12">Block</text:span><text:span text:style-name="T11">'</text:span><text:span text:style-name="T3">) -&gt; </text:span><text:span text:style-name="T10">bool</text:span><text:span text:style-name="T3">:</text:span><text:line-break/><text:span text:style-name="T3"> <text:s text:c="3"/></text:span><text:span text:style-name="T7">return not </text:span><text:span text:style-name="T3">red_minor.con.is_activated()</text:span><text:line-break/><text:line-break/><text:line-break/><text:span text:style-name="T7">def </text:span><text:span text:style-name="T13">blue_activation</text:span><text:span text:style-name="T3">(blue: </text:span><text:span text:style-name="T11">'</text:span><text:span text:style-name="T12">Block</text:span><text:span text:style-name="T11">'</text:span><text:span text:style-name="T3">) -&gt; </text:span><text:span text:style-name="T10">bool</text:span><text:span text:style-name="T3">:</text:span><text:line-break/><text:span text:style-name="T3"> <text:s text:c="3"/></text:span><text:span text:style-name="T7">return </text:span><text:span text:style-name="T3">blue.is_activated()</text:span><text:line-break/><text:line-break/><text:line-break/><text:span text:style-name="T7">class </text:span><text:span text:style-name="T3">Block:</text:span><text:line-break/><text:span text:style-name="T3"> <text:s text:c="3"/>activation_map = {</text:span><text:line-break/><text:span text:style-name="T3"> <text:s text:c="7"/></text:span><text:span text:style-name="T11">'W'</text:span><text:span text:style-name="T3">: white_activation,</text:span><text:line-break/><text:span text:style-name="T3"> <text:s text:c="7"/></text:span><text:span text:style-name="T11">'R'</text:span><text:span text:style-name="T3">: red_major_activation,</text:span><text:line-break/><text:span text:style-name="T3"> <text:s text:c="7"/></text:span><text:span text:style-name="T11">'r'</text:span><text:span text:style-name="T3">: red_minor_activation,</text:span><text:line-break/><text:span text:style-name="T3"> <text:s text:c="7"/></text:span><text:span text:style-name="T11">'B'</text:span><text:span text:style-name="T3">: blue_activation</text:span><text:line-break/><text:span text:style-name="T3"> <text:s text:c="3"/>}</text:span><text:line-break/><text:line-break/><text:span text:style-name="T3"> <text:s text:c="3"/></text:span><text:span text:style-name="T7">def </text:span><text:span text:style-name="T8">__init__</text:span><text:span text:style-name="T3">(</text:span><text:span text:style-name="T9">self</text:span><text:span text:style-name="T3">, env: Environment, pos: Position, t: </text:span><text:span text:style-name="T10">str</text:span><text:span text:style-name="T3">, con: </text:span><text:span text:style-name="T11">'</text:span><text:span text:style-name="T12">Block</text:span><text:span text:style-name="T11">' </text:span><text:span text:style-name="T3">= </text:span><text:span text:style-name="T7">None</text:span><text:span text:style-name="T3">):</text:span><text:line-break/><text:span text:style-name="T3"> <text:s text:c="7"/></text:span><text:span text:style-name="T9">self</text:span><text:span text:style-name="T3">.env = env</text:span><text:line-break/><text:span text:style-name="T3"> <text:s text:c="7"/></text:span><text:span text:style-name="T9">self</text:span><text:span text:style-name="T3">.pos = pos</text:span><text:line-break/><text:span text:style-name="T3"> <text:s text:c="7"/></text:span><text:span text:style-name="T9">self</text:span><text:span text:style-name="T3">.con = con</text:span><text:line-break/><text:span text:style-name="T3"> <text:s text:c="7"/></text:span><text:span text:style-name="T9">self</text:span><text:span text:style-name="T3">.type = t</text:span><text:line-break/><text:span text:style-name="T3"> <text:s text:c="7"/></text:span><text:span text:style-name="T9">self</text:span><text:span text:style-name="T3">.activated = </text:span><text:span text:style-name="T7">False</text:span><text:line-break/><text:line-break/><text:span text:style-name="T7"> <text:s text:c="3"/>def </text:span><text:span text:style-name="T13">is_activated</text:span><text:span text:style-name="T3">(</text:span><text:span text:style-name="T9">self</text:span><text:span text:style-name="T3">) -&gt; </text:span><text:span text:style-name="T10">bool</text:span><text:span text:style-name="T3">:</text:span><text:line-break/><text:span text:style-name="T3"> <text:s text:c="7"/></text:span><text:span text:style-name="T7">return </text:span><text:span text:style-name="T9">self</text:span><text:span text:style-name="T3">.activated</text:span><text:line-break/><text:line-break/><text:span text:style-name="T3"> <text:s text:c="3"/></text:span><text:span text:style-name="T7">def </text:span><text:span text:style-name="T13">activates</text:span><text:span text:style-name="T3">(</text:span><text:span text:style-name="T9">self</text:span><text:span text:style-name="T3">) -&gt; </text:span><text:span text:style-name="T10">bool</text:span><text:span text:style-name="T3">:</text:span><text:line-break/><text:span text:style-name="T3"> <text:s text:c="7"/>func = Block.activation_map.get(</text:span><text:span text:style-name="T9">self</text:span><text:span text:style-name="T3">.type)</text:span><text:line-break/><text:span text:style-name="T3"> <text:s text:c="7"/></text:span><text:span text:style-name="T7">if </text:span><text:span text:style-name="T3">func </text:span><text:span text:style-name="T7">is None</text:span><text:span text:style-name="T3">:</text:span><text:line-break/><text:span text:style-name="T3"> <text:s text:c="11"/></text:span><text:span text:style-name="T7">raise </text:span><text:span text:style-name="T10">ValueError</text:span><text:span text:style-name="T3">(</text:span><text:span text:style-name="T11">f"Type : </text:span><text:span text:style-name="T7">{</text:span><text:span text:style-name="T9">self</text:span><text:span text:style-name="T3">.type</text:span><text:span text:style-name="T7">}</text:span><text:span text:style-name="T11"> ? </text:span><text:span text:style-name="T7">{</text:span><text:span text:style-name="T9">self</text:span><text:span text:style-name="T3">.is_source()</text:span><text:span text:style-name="T7">}</text:span><text:span text:style-name="T11">"</text:span><text:span text:style-name="T3">)</text:span><text:line-break/><text:span text:style-name="T3"> <text:s text:c="7"/></text:span><text:span text:style-name="T7">return </text:span><text:span text:style-name="T3">func(</text:span><text:span text:style-name="T9">self</text:span><text:span text:style-name="T3">)</text:span><text:line-break/><text:line-break/><text:span text:style-name="T3"> <text:s text:c="3"/></text:span><text:span text:style-name="T7">def </text:span><text:span text:style-name="T13">process_activation</text:span><text:span text:style-name="T3">(</text:span><text:span text:style-name="T9">self</text:span><text:span text:style-name="T3">):</text:span><text:line-break/><text:span text:style-name="T3"> <text:s text:c="7"/></text:span><text:span text:style-name="T7">if </text:span><text:span text:style-name="T9">self</text:span><text:span text:style-name="T3">.is_empty():</text:span><text:line-break/><text:span text:style-name="T3"> <text:s text:c="11"/></text:span><text:span text:style-name="T7">return</text:span><text:line-break/><text:span text:style-name="T7"> <text:s text:c="7"/></text:span><text:span text:style-name="T3">block = </text:span><text:span text:style-name="T9">self</text:span><text:span text:style-name="T3">.env.fields[</text:span><text:span text:style-name="T9">self</text:span><text:span text:style-name="T3">.pos.y + </text:span><text:span text:style-name="T14">1</text:span><text:span text:style-name="T3">][</text:span><text:span text:style-name="T9">self</text:span><text:span text:style-name="T3">.pos.x]</text:span><text:line-break/><text:span text:style-name="T3"> <text:s text:c="7"/></text:span><text:span text:style-name="T7">if </text:span><text:span text:style-name="T9">self</text:span><text:span text:style-name="T3">.is_source():</text:span><text:line-break/><text:span text:style-name="T3"> <text:s text:c="11"/>block.activated = </text:span><text:span text:style-name="T9">self</text:span><text:span text:style-name="T3">.activated</text:span><text:line-break/><text:span text:style-name="T3"> <text:s text:c="7"/></text:span><text:span text:style-name="T7">elif </text:span><text:span text:style-name="T9">self</text:span><text:span text:style-name="T3">.requires_connection():</text:span><text:line-break/><text:span text:style-name="T3"> <text:s text:c="11"/></text:span><text:span text:style-name="T7">if </text:span><text:span text:style-name="T9">self</text:span><text:span text:style-name="T3">.activates():</text:span><text:line-break/><text:span text:style-name="T3"> <text:s text:c="15"/>block.activated = </text:span><text:span text:style-name="T7">True</text:span><text:line-break/><text:span text:style-name="T7"> <text:s text:c="7"/>else</text:span><text:span text:style-name="T3">:</text:span><text:line-break/><text:span text:style-name="T3"> <text:s text:c="11"/></text:span><text:span text:style-name="T7">raise </text:span><text:span text:style-name="T10">ValueError</text:span><text:span text:style-name="T3">(</text:span><text:span text:style-name="T9">self</text:span><text:span text:style-name="T3">.type)</text:span><text:line-break/><text:line-break/><text:span text:style-name="T3"> <text:s text:c="3"/></text:span><text:span text:style-name="T7">def </text:span><text:span text:style-name="T13">requires_connection</text:span><text:span text:style-name="T3">(</text:span><text:span text:style-name="T9">self</text:span><text:span text:style-name="T3">) -&gt; </text:span><text:span text:style-name="T10">bool</text:span><text:span text:style-name="T3">:</text:span><text:line-break/><text:span text:style-name="T3"> <text:s text:c="7"/></text:span><text:span text:style-name="T7">return </text:span><text:span text:style-name="T9">self</text:span><text:span text:style-name="T3">.is_white() </text:span><text:span text:style-name="T7">or </text:span><text:span text:style-name="T9">self</text:span><text:span text:style-name="T3">.is_blue() </text:span><text:span text:style-name="T7">or </text:span><text:span text:style-name="T9">self</text:span><text:span text:style-name="T3">.is_red()</text:span><text:line-break/><text:line-break/><text:soft-page-break/><text:span text:style-name="T3"> <text:s text:c="3"/></text:span><text:span text:style-name="T7">def </text:span><text:span text:style-name="T13">get_index</text:span><text:span text:style-name="T3">(</text:span><text:span text:style-name="T9">self</text:span><text:span text:style-name="T3">) -&gt; </text:span><text:span text:style-name="T10">int</text:span><text:span text:style-name="T3">:</text:span><text:line-break/><text:span text:style-name="T3"> <text:s text:c="7"/></text:span><text:span text:style-name="T7">return </text:span><text:span text:style-name="T10">int</text:span><text:span text:style-name="T3">(</text:span><text:span text:style-name="T9">self</text:span><text:span text:style-name="T3">.type[</text:span><text:span text:style-name="T14">1</text:span><text:span text:style-name="T3">])</text:span><text:line-break/><text:line-break/><text:span text:style-name="T3"> <text:s text:c="3"/></text:span><text:span text:style-name="T7">def </text:span><text:span text:style-name="T13">is_source</text:span><text:span text:style-name="T3">(</text:span><text:span text:style-name="T9">self</text:span><text:span text:style-name="T3">) -&gt; </text:span><text:span text:style-name="T10">bool</text:span><text:span text:style-name="T3">:</text:span><text:line-break/><text:span text:style-name="T3"> <text:s text:c="7"/></text:span><text:span text:style-name="T7">return </text:span><text:span text:style-name="T9">self</text:span><text:span text:style-name="T3">.type[</text:span><text:span text:style-name="T14">0</text:span><text:span text:style-name="T3">] == </text:span><text:span text:style-name="T11">'Q'</text:span><text:line-break/><text:line-break/><text:span text:style-name="T11"> <text:s text:c="3"/></text:span><text:span text:style-name="T7">def </text:span><text:span text:style-name="T13">is_result</text:span><text:span text:style-name="T3">(</text:span><text:span text:style-name="T9">self</text:span><text:span text:style-name="T3">) -&gt; </text:span><text:span text:style-name="T10">bool</text:span><text:span text:style-name="T3">:</text:span><text:line-break/><text:span text:style-name="T3"> <text:s text:c="7"/></text:span><text:span text:style-name="T7">return </text:span><text:span text:style-name="T9">self</text:span><text:span text:style-name="T3">.type[</text:span><text:span text:style-name="T14">0</text:span><text:span text:style-name="T3">] == </text:span><text:span text:style-name="T11">'L'</text:span><text:line-break/><text:line-break/><text:span text:style-name="T11"> <text:s text:c="3"/></text:span><text:span text:style-name="T7">def </text:span><text:span text:style-name="T13">is_white</text:span><text:span text:style-name="T3">(</text:span><text:span text:style-name="T9">self</text:span><text:span text:style-name="T3">) -&gt; </text:span><text:span text:style-name="T10">bool</text:span><text:span text:style-name="T3">:</text:span><text:line-break/><text:span text:style-name="T3"> <text:s text:c="7"/></text:span><text:span text:style-name="T7">return </text:span><text:span text:style-name="T9">self</text:span><text:span text:style-name="T3">.type[</text:span><text:span text:style-name="T14">0</text:span><text:span text:style-name="T3">] == </text:span><text:span text:style-name="T11">'W'</text:span><text:line-break/><text:line-break/><text:span text:style-name="T11"> <text:s text:c="3"/></text:span><text:span text:style-name="T7">def </text:span><text:span text:style-name="T13">is_blue</text:span><text:span text:style-name="T3">(</text:span><text:span text:style-name="T9">self</text:span><text:span text:style-name="T3">) -&gt; </text:span><text:span text:style-name="T10">bool</text:span><text:span text:style-name="T3">:</text:span><text:line-break/><text:span text:style-name="T3"> <text:s text:c="7"/></text:span><text:span text:style-name="T7">return </text:span><text:span text:style-name="T9">self</text:span><text:span text:style-name="T3">.type[</text:span><text:span text:style-name="T14">0</text:span><text:span text:style-name="T3">] == </text:span><text:span text:style-name="T11">'B'</text:span><text:line-break/><text:line-break/><text:span text:style-name="T11"> <text:s text:c="3"/></text:span><text:span text:style-name="T7">def </text:span><text:span text:style-name="T13">is_red</text:span><text:span text:style-name="T3">(</text:span><text:span text:style-name="T9">self</text:span><text:span text:style-name="T3">) -&gt; </text:span><text:span text:style-name="T10">bool</text:span><text:span text:style-name="T3">:</text:span><text:line-break/><text:span text:style-name="T3"> <text:s text:c="7"/></text:span><text:span text:style-name="T7">return </text:span><text:span text:style-name="T9">self</text:span><text:span text:style-name="T3">.type.capitalize()[</text:span><text:span text:style-name="T14">0</text:span><text:span text:style-name="T3">] == </text:span><text:span text:style-name="T11">'R'</text:span><text:line-break/><text:line-break/><text:span text:style-name="T11"> <text:s text:c="3"/></text:span><text:span text:style-name="T7">def </text:span><text:span text:style-name="T13">is_empty</text:span><text:span text:style-name="T3">(</text:span><text:span text:style-name="T9">self</text:span><text:span text:style-name="T3">) -&gt; </text:span><text:span text:style-name="T10">bool</text:span><text:span text:style-name="T3">:</text:span><text:line-break/><text:span text:style-name="T3"> <text:s text:c="7"/></text:span><text:span text:style-name="T7">return </text:span><text:span text:style-name="T9">self</text:span><text:span text:style-name="T3">.type[</text:span><text:span text:style-name="T14">0</text:span><text:span text:style-name="T3">] == </text:span><text:span text:style-name="T11">'X'</text:span><text:line-break/><text:line-break/><text:line-break/><text:span text:style-name="T3">environment = Environment(</text:span><text:span text:style-name="T10">input</text:span><text:span text:style-name="T3">(</text:span><text:span text:style-name="T11">"Please enter file: "</text:span><text:span text:style-name="T3">))</text:span><text:line-break/><text:line-break/><text:span text:style-name="T3">permutation = </text:span><text:span text:style-name="T10">list</text:span><text:span text:style-name="T3">(itertools.product(</text:span><text:span text:style-name="T10">range</text:span><text:span text:style-name="T3">(</text:span><text:span text:style-name="T14">2</text:span><text:span text:style-name="T3">), </text:span><text:span text:style-name="T15">repeat</text:span><text:span text:style-name="T3">=</text:span><text:span text:style-name="T10">len</text:span><text:span text:style-name="T3">(environment.sources)))</text:span><text:line-break/><text:span text:style-name="T10">print</text:span><text:span text:style-name="T3">(environment.get_header())</text:span><text:line-break/><text:span text:style-name="T7">for </text:span><text:span text:style-name="T3">i </text:span><text:span text:style-name="T7">in </text:span><text:span text:style-name="T3">permutation:</text:span><text:line-break/><text:span text:style-name="T3"> <text:s text:c="3"/>environment.deactivate_all()</text:span><text:line-break/><text:span text:style-name="T3"> <text:s text:c="3"/></text:span><text:span text:style-name="T7">for </text:span><text:span text:style-name="T3">j </text:span><text:span text:style-name="T7">in </text:span><text:span text:style-name="T10">range</text:span><text:span text:style-name="T3">(</text:span><text:span text:style-name="T10">len</text:span><text:span text:style-name="T3">(environment.sources)):</text:span><text:line-break/><text:span text:style-name="T3"> <text:s text:c="7"/>environment.sources[j].activated = i[j] == </text:span><text:span text:style-name="T14">1</text:span><text:line-break/><text:span text:style-name="T14"> <text:s text:c="3"/></text:span><text:span text:style-name="T3">environment.reactivate_all()</text:span><text:line-break/><text:span text:style-name="T3"> <text:s text:c="3"/></text:span><text:span text:style-name="T10">print</text:span><text:span text:style-name="T3">(environment.get_state())</text:span><text:line-break/></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7d293"/>
    </style:style>
    <style:style style:name="MT1" style:family="text">
      <style:text-properties officeooo:rsid="0027d293"/>
    </style:style>
    <style:style style:name="MT2" style:family="text">
      <style:text-properties officeooo:rsid="001fbed0"/>
    </style:style>
    <style:style style:name="MT3" style:family="text">
      <style:text-properties officeooo:rsid="00250e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4: Nandu</text:reference-ref><text:tab/><text:tab/><text:span text:style-name="MT1">Team</text:span><text:span text:style-name="MT2">-ID: </text:span><text:span text:style-name="MT3">00879</text:span></text:p>
      </style:header>
      <style:header-first>
        <text:p text:style-name="Header"/>
      </style:header-first>
      <style:footer>
        <text:p text:style-name="Footer"><text:tab/><text:page-number text:select-page="current">5</text:page-number>/<text:page-count>5</text:page-count></text:p>
      </style:footer>
      <style:footer-first>
        <text:p text:style-name="Footer"><text:tab/><text:page-number text:select-page="current">1</text:page-number>/<text:page-count>5</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2:06:26.166056740</meta:creation-date>
    <meta:editing-duration>PT5M22S</meta:editing-duration>
    <meta:editing-cycles>4</meta:editing-cycles>
    <meta:generator>LibreOffice/7.3.7.2$Linux_X86_64 LibreOffice_project/30$Build-2</meta:generator>
    <dc:date>2023-11-12T12:45:10.256569131</dc:date>
    <meta:document-statistic meta:table-count="0" meta:image-count="0" meta:object-count="0" meta:page-count="5" meta:paragraph-count="21" meta:word-count="795" meta:character-count="6982" meta:non-whitespace-character-count="4739"/>
  </office:meta>
</office:document-meta>
</file>